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0.16mm" svg:height="121.65mm" svg:x="0mm" svg:y="31.88mm">
            <loext:p/>
            <draw:object draw:notify-on-update-of-ranges="Hoja1.A1:Hoja1.A1 Hoja1.A2:Hoja1.A6 Hoja1.B1:Hoja1.B1 Hoja1.B2:Hoja1.B6 Hoja1.C1:Hoja1.C1 Hoja1.C2:Hoja1.C6 Hoja1.D1:Hoja1.D1 Hoja1.D2:Hoja1.D6 Hoja1.E1:Hoja1.E1 Hoja1.E2:Hoja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Peor aptitud</text:p>
          </table:table-cell>
          <table:table-cell office:value-type="string" calcext:value-type="string">
            <text:p>Aptitud promedio </text:p>
          </table:table-cell>
          <table:table-cell office:value-type="string" calcext:value-type="string">
            <text:p>Mejor aptitud</text:p>
          </table:table-cell>
          <table:table-cell office:value-type="string" calcext:value-type="string">
            <text:p>Diversidad</text:p>
          </table:table-cell>
        </table:table-row>
        <table:table-row table:style-name="ro1">
          <table:table-cell office:value-type="string" calcext:value-type="string">
            <text:p>(30, 0,09)</text:p>
          </table:table-cell>
          <table:table-cell office:value-type="float" office:value="81.952" calcext:value-type="float">
            <text:p>81,952</text:p>
          </table:table-cell>
          <table:table-cell office:value-type="float" office:value="84.78" calcext:value-type="float">
            <text:p>84,78</text:p>
          </table:table-cell>
          <table:table-cell office:value-type="float" office:value="87.587" calcext:value-type="float">
            <text:p>87,587</text:p>
          </table:table-cell>
          <table:table-cell office:value-type="float" office:value="0.211" calcext:value-type="float">
            <text:p>0,211</text:p>
          </table:table-cell>
        </table:table-row>
        <table:table-row table:style-name="ro1">
          <table:table-cell office:value-type="string" calcext:value-type="string">
            <text:p>(40, 0,07)</text:p>
          </table:table-cell>
          <table:table-cell office:value-type="float" office:value="83.704" calcext:value-type="float">
            <text:p>83,704</text:p>
          </table:table-cell>
          <table:table-cell office:value-type="float" office:value="86.342" calcext:value-type="float">
            <text:p>86,342</text:p>
          </table:table-cell>
          <table:table-cell office:value-type="float" office:value="88.775" calcext:value-type="float">
            <text:p>88,775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string" calcext:value-type="string">
            <text:p>(50, 0,05)</text:p>
          </table:table-cell>
          <table:table-cell office:value-type="float" office:value="83.25" calcext:value-type="float">
            <text:p>83,25</text:p>
          </table:table-cell>
          <table:table-cell office:value-type="float" office:value="86.024" calcext:value-type="float">
            <text:p>86,024</text:p>
          </table:table-cell>
          <table:table-cell office:value-type="float" office:value="88.578" calcext:value-type="float">
            <text:p>88,578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string" calcext:value-type="string">
            <text:p>(60, 0,03)</text:p>
          </table:table-cell>
          <table:table-cell office:value-type="float" office:value="91.482" calcext:value-type="float">
            <text:p>91,482</text:p>
          </table:table-cell>
          <table:table-cell office:value-type="float" office:value="97" calcext:value-type="float">
            <text:p>97</text:p>
          </table:table-cell>
          <table:table-cell office:value-type="float" office:value="94.904" calcext:value-type="float">
            <text:p>94,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70, 0,01)</text:p>
          </table:table-cell>
          <table:table-cell office:value-type="float" office:value="92.542" calcext:value-type="float">
            <text:p>92,542</text:p>
          </table:table-cell>
          <table:table-cell office:value-type="float" office:value="93.77" calcext:value-type="float">
            <text:p>93,77</text:p>
          </table:table-cell>
          <table:table-cell office:value-type="float" office:value="94.443" calcext:value-type="float">
            <text:p>94,443</text:p>
          </table:table-cell>
          <table:table-cell office:value-type="float" office:value="0.038" calcext:value-type="float">
            <text:p>0,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1:16:48.002518928</meta:creation-date>
    <dc:date>2017-11-22T11:46:51.181668214</dc:date>
    <meta:editing-duration>PT13M47S</meta:editing-duration>
    <meta:editing-cycles>9</meta:editing-cycles>
    <meta:generator>LibreOffice/5.3.7.2.0$Linux_X86_64 LibreOffice_project/3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loext:label-stroke-color="#3465a4" chart:link-data-style-to-source="true" chart:data-label-number="value" chart:data-label-text="false" chart:data-label-symbol="false" chart:label-position="right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17cm" svg:height="12.166cm" xlink:href=".." xlink:type="simple" chart:class="chart:bar" chart:style-name="ch1">
        <chart:title svg:x="7.35cm" svg:y="0.378cm" chart:style-name="ch2">
          <text:p>Promedios con función de aptitud original</text:p>
        </chart:title>
        <chart:legend chart:legend-position="end" svg:x="19.563cm" svg:y="5.195cm" style:legend-expansion="high" chart:style-name="ch3"/>
        <chart:plot-area chart:style-name="ch4" table:cell-range-address="Hoja1.A1:Hoja1.E6" chart:data-source-has-labels="both" svg:x="1.248cm" svg:y="1.322cm" svg:width="18.369cm" svg:height="9.671cm">
          <chartooo:coordinate-region svg:x="2.954cm" svg:y="1.322cm" svg:width="16.663cm" svg:height="8.934cm"/>
          <chart:axis chart:dimension="x" chart:name="primary-x" chart:style-name="ch5" chartooo:axis-type="auto">
            <chartooo:date-scale/>
            <chart:title svg:x="0.28cm" svg:y="6.585cm" chart:style-name="ch6">
              <text:p>Valor</text:p>
            </chart:title>
            <chart:categories table:cell-range-address="Hoja1.A2:Hoja1.A6"/>
          </chart:axis>
          <chart:axis chart:dimension="y" chart:name="primary-y" chart:style-name="ch7">
            <chart:title svg:x="9.872cm" svg:y="11.236cm" chart:style-name="ch8">
              <text:p>Aptitud</text:p>
            </chart:title>
            <chart:grid chart:style-name="ch9" chart:class="major"/>
          </chart:axis>
          <chart:series chart:style-name="ch10" chart:values-cell-range-address="Hoja1.B2:Hoja1.B6" chart:label-cell-address="Hoja1.B1:Hoja1.B1" chart:class="chart:bar">
            <chart:data-point chart:style-name="ch11"/>
            <chart:data-point chart:repeated="4"/>
          </chart:series>
          <chart:series chart:style-name="ch12" chart:values-cell-range-address="Hoja1.C2:Hoja1.C6" chart:label-cell-address="Hoja1.C1:Hoja1.C1" chart:class="chart:bar">
            <chart:data-point chart:repeated="4"/>
            <chart:data-point chart:style-name="ch11"/>
          </chart:series>
          <chart:series chart:style-name="ch13" chart:values-cell-range-address="Hoja1.D2:Hoja1.D6" chart:label-cell-address="Hoja1.D1:Hoja1.D1" chart:class="chart:bar">
            <chart:data-point chart:style-name="ch11"/>
            <chart:data-point chart:repeated="4"/>
          </chart:series>
          <chart:series chart:style-name="ch14" chart:values-cell-range-address="Hoja1.E2:Hoja1.E6" chart:label-cell-address="Hoja1.E1:Hoja1.E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or aptitud</text:p>
                <draw:g>
                  <svg:desc>Hoja1.B1:Hoja1.B1</svg:desc>
                </draw:g>
              </table:table-cell>
              <table:table-cell office:value-type="string">
                <text:p>Aptitud promedio </text:p>
                <draw:g>
                  <svg:desc>Hoja1.C1:Hoja1.C1</svg:desc>
                </draw:g>
              </table:table-cell>
              <table:table-cell office:value-type="string">
                <text:p>Mejor aptitud</text:p>
                <draw:g>
                  <svg:desc>Hoja1.D1:Hoja1.D1</svg:desc>
                </draw:g>
              </table:table-cell>
              <table:table-cell office:value-type="string">
                <text:p>Diversidad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30, 0,09)</text:p>
                <draw:g>
                  <svg:desc>Hoja1.A2:Hoja1.A6</svg:desc>
                </draw:g>
              </table:table-cell>
              <table:table-cell office:value-type="float" office:value="81.952">
                <text:p>81.952</text:p>
                <draw:g>
                  <svg:desc>Hoja1.B2:Hoja1.B6</svg:desc>
                </draw:g>
              </table:table-cell>
              <table:table-cell office:value-type="float" office:value="84.78">
                <text:p>84.78</text:p>
                <draw:g>
                  <svg:desc>Hoja1.C2:Hoja1.C6</svg:desc>
                </draw:g>
              </table:table-cell>
              <table:table-cell office:value-type="float" office:value="87.587">
                <text:p>87.587</text:p>
                <draw:g>
                  <svg:desc>Hoja1.D2:Hoja1.D6</svg:desc>
                </draw:g>
              </table:table-cell>
              <table:table-cell office:value-type="float" office:value="0.211">
                <text:p>0.211</text:p>
                <draw:g>
                  <svg:desc>Hoja1.E2:Hoja1.E6</svg:desc>
                </draw:g>
              </table:table-cell>
            </table:table-row>
            <table:table-row>
              <table:table-cell office:value-type="string">
                <text:p>(40, 0,07)</text:p>
              </table:table-cell>
              <table:table-cell office:value-type="float" office:value="83.704">
                <text:p>83.704</text:p>
              </table:table-cell>
              <table:table-cell office:value-type="float" office:value="86.342">
                <text:p>86.342</text:p>
              </table:table-cell>
              <table:table-cell office:value-type="float" office:value="88.775">
                <text:p>88.775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(50, 0,05)</text:p>
              </table:table-cell>
              <table:table-cell office:value-type="float" office:value="83.25">
                <text:p>83.25</text:p>
              </table:table-cell>
              <table:table-cell office:value-type="float" office:value="86.024">
                <text:p>86.024</text:p>
              </table:table-cell>
              <table:table-cell office:value-type="float" office:value="88.578">
                <text:p>88.578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(60, 0,03)</text:p>
              </table:table-cell>
              <table:table-cell office:value-type="float" office:value="91.482">
                <text:p>91.482</text:p>
              </table:table-cell>
              <table:table-cell office:value-type="float" office:value="97">
                <text:p>97</text:p>
              </table:table-cell>
              <table:table-cell office:value-type="float" office:value="94.904">
                <text:p>94.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70, 0,01)</text:p>
              </table:table-cell>
              <table:table-cell office:value-type="float" office:value="92.542">
                <text:p>92.542</text:p>
              </table:table-cell>
              <table:table-cell office:value-type="float" office:value="93.77">
                <text:p>93.77</text:p>
              </table:table-cell>
              <table:table-cell office:value-type="float" office:value="94.443">
                <text:p>94.443</text:p>
              </table:table-cell>
              <table:table-cell office:value-type="float" office:value="0.038">
                <text:p>0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